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878f0" officeooo:paragraph-rsid="000878f0" style:font-size-asian="11.3500003814697pt" style:font-size-complex="13pt"/>
    </style:style>
    <style:style style:name="P2" style:family="paragraph" style:parent-style-name="Standard">
      <style:text-properties fo:font-size="13pt" officeooo:rsid="000a47a5" officeooo:paragraph-rsid="000a47a5" style:font-size-asian="11.3500003814697pt" style:font-size-complex="13pt"/>
    </style:style>
    <style:style style:name="P3" style:family="paragraph" style:parent-style-name="Standard">
      <style:text-properties fo:font-size="13pt" officeooo:rsid="000c2cd2" officeooo:paragraph-rsid="000c2cd2" style:font-size-asian="11.3500003814697pt" style:font-size-complex="13pt"/>
    </style:style>
    <style:style style:name="P4" style:family="paragraph" style:parent-style-name="Standard">
      <style:text-properties fo:font-size="13pt" officeooo:rsid="000d030f" officeooo:paragraph-rsid="000ed874" style:font-size-asian="11.3500003814697pt" style:font-size-complex="13pt"/>
    </style:style>
    <style:style style:name="P5" style:family="paragraph" style:parent-style-name="Standard">
      <style:text-properties fo:font-size="13pt" officeooo:rsid="000f4ea0" officeooo:paragraph-rsid="000f4ea0" style:font-size-asian="11.3500003814697pt" style:font-size-complex="13pt"/>
    </style:style>
    <style:style style:name="P6" style:family="paragraph" style:parent-style-name="Standard">
      <style:text-properties fo:font-size="13pt" officeooo:rsid="001808e7" officeooo:paragraph-rsid="001808e7" style:font-size-asian="11.3500003814697pt" style:font-size-complex="13pt"/>
    </style:style>
    <style:style style:name="P7" style:family="paragraph" style:parent-style-name="Standard">
      <style:text-properties officeooo:rsid="001216b7" officeooo:paragraph-rsid="001216b7"/>
    </style:style>
    <style:style style:name="P8" style:family="paragraph" style:parent-style-name="Standard">
      <style:text-properties officeooo:rsid="001255da" officeooo:paragraph-rsid="001255da"/>
    </style:style>
    <style:style style:name="P9" style:family="paragraph" style:parent-style-name="Standard" style:list-style-name="L1">
      <style:text-properties fo:font-size="13pt" officeooo:rsid="000878f0" officeooo:paragraph-rsid="000878f0" style:font-size-asian="11.3500003814697pt" style:font-size-complex="13pt"/>
    </style:style>
    <style:style style:name="P10" style:family="paragraph" style:parent-style-name="Standard" style:list-style-name="L2">
      <style:text-properties fo:font-size="13pt" officeooo:rsid="000878f0" officeooo:paragraph-rsid="000878f0" style:font-size-asian="11.3500003814697pt" style:font-size-complex="13pt"/>
    </style:style>
    <style:style style:name="P11" style:family="paragraph" style:parent-style-name="Standard">
      <style:text-properties fo:font-size="13pt" officeooo:rsid="000878f0" officeooo:paragraph-rsid="000878f0" style:font-size-asian="11.3500003814697pt" style:font-size-complex="13pt"/>
    </style:style>
    <style:style style:name="P12" style:family="paragraph" style:parent-style-name="Standard" style:list-style-name="L3">
      <style:text-properties fo:font-size="13pt" officeooo:rsid="000a47a5" officeooo:paragraph-rsid="000a47a5" style:font-size-asian="11.3500003814697pt" style:font-size-complex="13pt"/>
    </style:style>
    <style:style style:name="P13" style:family="paragraph" style:parent-style-name="Standard" style:list-style-name="L5">
      <style:text-properties fo:font-size="13pt" officeooo:rsid="000c2cd2" officeooo:paragraph-rsid="000c2cd2" style:font-size-asian="11.3500003814697pt" style:font-size-complex="13pt"/>
    </style:style>
    <style:style style:name="P14" style:family="paragraph" style:parent-style-name="Standard" style:list-style-name="L5">
      <style:text-properties fo:font-size="13pt" officeooo:rsid="000c2cd2" officeooo:paragraph-rsid="000d030f" style:font-size-asian="11.3500003814697pt" style:font-size-complex="13pt"/>
    </style:style>
    <style:style style:name="P15" style:family="paragraph" style:parent-style-name="Standard" style:list-style-name="L7">
      <style:text-properties fo:font-size="13pt" officeooo:rsid="000c2cd2" officeooo:paragraph-rsid="000c2cd2" style:font-size-asian="11.3500003814697pt" style:font-size-complex="13pt"/>
    </style:style>
    <style:style style:name="P16" style:family="paragraph" style:parent-style-name="Standard" style:list-style-name="L5">
      <style:text-properties fo:font-size="13pt" officeooo:rsid="000d030f" officeooo:paragraph-rsid="000d030f" style:font-size-asian="11.3500003814697pt" style:font-size-complex="13pt"/>
    </style:style>
    <style:style style:name="P17" style:family="paragraph" style:parent-style-name="Standard" style:list-style-name="L5">
      <style:text-properties fo:font-size="13pt" officeooo:rsid="000d030f" officeooo:paragraph-rsid="000ed874" style:font-size-asian="11.3500003814697pt" style:font-size-complex="13pt"/>
    </style:style>
    <style:style style:name="P18" style:family="paragraph" style:parent-style-name="Standard">
      <style:text-properties fo:font-size="13pt" officeooo:rsid="000ed874" officeooo:paragraph-rsid="000ed874" style:font-size-asian="11.3500003814697pt" style:font-size-complex="13pt"/>
    </style:style>
    <style:style style:name="P19" style:family="paragraph" style:parent-style-name="Standard" style:list-style-name="L6">
      <style:text-properties fo:font-size="13pt" officeooo:rsid="000f4ea0" officeooo:paragraph-rsid="000f4ea0" style:font-size-asian="11.3500003814697pt" style:font-size-complex="13pt"/>
    </style:style>
    <style:style style:name="P20" style:family="paragraph" style:parent-style-name="Standard" style:list-style-name="L8">
      <style:text-properties fo:font-size="13pt" officeooo:rsid="000f4ea0" officeooo:paragraph-rsid="000f4ea0" style:font-size-asian="11.3500003814697pt" style:font-size-complex="13pt"/>
    </style:style>
    <style:style style:name="P21" style:family="paragraph" style:parent-style-name="Standard" style:list-style-name="L12">
      <style:text-properties fo:font-size="13pt" officeooo:rsid="001216b7" officeooo:paragraph-rsid="001216b7" style:font-size-asian="11.3500003814697pt" style:font-size-complex="13pt"/>
    </style:style>
    <style:style style:name="P22" style:family="paragraph" style:parent-style-name="Standard" style:list-style-name="L22">
      <style:text-properties fo:font-size="13pt" officeooo:rsid="001808e7" officeooo:paragraph-rsid="001808e7" style:font-size-asian="11.3500003814697pt" style:font-size-complex="13pt"/>
    </style:style>
    <style:style style:name="P23" style:family="paragraph" style:parent-style-name="Standard" style:list-style-name="L7">
      <style:text-properties fo:font-size="13pt" fo:font-weight="bold" officeooo:rsid="000c2cd2" officeooo:paragraph-rsid="000c2cd2" style:font-size-asian="11.3500003814697pt" style:font-weight-asian="bold" style:font-size-complex="13pt" style:font-weight-complex="bold"/>
    </style:style>
    <style:style style:name="P24" style:family="paragraph" style:parent-style-name="Standard" style:list-style-name="L35">
      <style:paragraph-properties fo:text-align="start" style:justify-single-word="false"/>
      <style:text-properties fo:font-size="13pt" fo:font-weight="bold" officeooo:rsid="002092ae" officeooo:paragraph-rsid="002092ae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weight="bold" officeooo:rsid="002092ae" officeooo:paragraph-rsid="002092ae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bold" officeooo:rsid="00210268" officeooo:paragraph-rsid="00210268" style:font-size-asian="13pt" style:font-weight-asian="bold" style:font-size-complex="13pt" style:font-weight-complex="bold"/>
    </style:style>
    <style:style style:name="P27" style:family="paragraph" style:parent-style-name="Standard" style:list-style-name="L36">
      <style:paragraph-properties fo:text-align="start" style:justify-single-word="false"/>
      <style:text-properties fo:font-size="13pt" fo:font-weight="bold" officeooo:rsid="00210268" officeooo:paragraph-rsid="00213da6" style:font-size-asian="13pt" style:font-weight-asian="bold" style:font-size-complex="13pt" style:font-weight-complex="bold"/>
    </style:style>
    <style:style style:name="P28" style:family="paragraph" style:parent-style-name="Standard" style:list-style-name="L36">
      <style:paragraph-properties fo:text-align="start" style:justify-single-word="false"/>
      <style:text-properties fo:font-size="13pt" fo:font-weight="bold" officeooo:rsid="00213da6" officeooo:paragraph-rsid="00213da6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font-weight="bold" officeooo:rsid="00213da6" officeooo:paragraph-rsid="00213da6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fo:font-weight="bold" officeooo:rsid="0021c40c" officeooo:paragraph-rsid="0021c40c" style:font-size-asian="13pt" style:font-weight-asian="bold" style:font-size-complex="13pt" style:font-weight-complex="bold"/>
    </style:style>
    <style:style style:name="P31" style:family="paragraph" style:parent-style-name="Standard" style:list-style-name="L37">
      <style:paragraph-properties fo:text-align="start" style:justify-single-word="false"/>
      <style:text-properties fo:font-size="13pt" fo:font-weight="bold" officeooo:rsid="0021c40c" officeooo:paragraph-rsid="0021c40c" style:font-size-asian="13pt" style:font-weight-asian="bold" style:font-size-complex="13pt" style:font-weight-complex="bold"/>
    </style:style>
    <style:style style:name="P32" style:family="paragraph" style:parent-style-name="Standard" style:list-style-name="L38">
      <style:paragraph-properties fo:text-align="start" style:justify-single-word="false"/>
      <style:text-properties fo:font-size="13pt" fo:font-weight="bold" officeooo:rsid="0021c40c" officeooo:paragraph-rsid="0021c40c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fo:font-weight="bold" officeooo:rsid="0021c40c" officeooo:paragraph-rsid="0022783e" style:font-size-asian="13pt" style:font-weight-asian="bold" style:font-size-complex="13pt" style:font-weight-complex="bold"/>
    </style:style>
    <style:style style:name="P34" style:family="paragraph" style:parent-style-name="Standard" style:list-style-name="L39">
      <style:paragraph-properties fo:text-align="start" style:justify-single-word="false"/>
      <style:text-properties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36" style:family="paragraph" style:parent-style-name="Standard" style:list-style-name="L40">
      <style:paragraph-properties fo:text-align="start" style:justify-single-word="false"/>
      <style:text-properties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37" style:family="paragraph" style:parent-style-name="Standard" style:list-style-name="L41">
      <style:paragraph-properties fo:text-align="start" style:justify-single-word="false"/>
      <style:text-properties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38" style:family="paragraph" style:parent-style-name="Standard" style:list-style-name="L42">
      <style:paragraph-properties fo:text-align="start" style:justify-single-word="false"/>
      <style:text-properties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39" style:family="paragraph" style:parent-style-name="Standard" style:list-style-name="L42">
      <style:paragraph-properties fo:text-align="start" style:justify-single-word="false"/>
      <style:text-properties fo:font-size="13pt" fo:font-weight="bold" officeooo:rsid="00237cb0" officeooo:paragraph-rsid="00237cb0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3pt" fo:font-weight="bold" officeooo:rsid="00237cb0" officeooo:paragraph-rsid="00237cb0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style:font-size-asian="13pt" style:font-size-complex="13pt"/>
    </style:style>
    <style:style style:name="P42" style:family="paragraph" style:parent-style-name="Standard" style:list-style-name="L23">
      <style:text-properties fo:font-size="13pt" officeooo:rsid="001a244b" officeooo:paragraph-rsid="001a244b" style:font-size-asian="13pt" style:font-size-complex="13pt"/>
    </style:style>
    <style:style style:name="P43" style:family="paragraph" style:parent-style-name="Standard" style:list-style-name="L23">
      <style:text-properties fo:font-size="13pt" officeooo:rsid="001c23e3" officeooo:paragraph-rsid="001c23e3" style:font-size-asian="13pt" style:font-size-complex="13pt"/>
    </style:style>
    <style:style style:name="P44" style:family="paragraph" style:parent-style-name="Standard">
      <style:text-properties fo:font-size="13pt" officeooo:rsid="001c23e3" officeooo:paragraph-rsid="001c23e3" style:font-size-asian="13pt" style:font-size-complex="13pt"/>
    </style:style>
    <style:style style:name="P45" style:family="paragraph" style:parent-style-name="Standard" style:list-style-name="L24">
      <style:paragraph-properties fo:text-align="start" style:justify-single-word="false"/>
      <style:text-properties fo:font-size="13pt" officeooo:rsid="001c23e3" officeooo:paragraph-rsid="001c23e3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fo:font-size="13pt" officeooo:rsid="001c23e3" officeooo:paragraph-rsid="001c23e3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fo:font-size="13pt" officeooo:rsid="001ceb27" officeooo:paragraph-rsid="001ceb27" style:font-size-asian="13pt" style:font-size-complex="13pt"/>
    </style:style>
    <style:style style:name="P48" style:family="paragraph" style:parent-style-name="Standard" style:list-style-name="L32">
      <style:paragraph-properties fo:text-align="start" style:justify-single-word="false"/>
      <style:text-properties fo:font-size="13pt" officeooo:rsid="001ceb27" officeooo:paragraph-rsid="001ceb27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fo:font-size="13pt" officeooo:rsid="001d95fb" officeooo:paragraph-rsid="001d95fb" style:font-size-asian="13pt" style:font-size-complex="13pt"/>
    </style:style>
    <style:style style:name="P50" style:family="paragraph" style:parent-style-name="Standard" style:list-style-name="L33">
      <style:paragraph-properties fo:text-align="start" style:justify-single-word="false"/>
      <style:text-properties fo:font-size="13pt" officeooo:rsid="001f1184" officeooo:paragraph-rsid="001f1184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fo:font-size="13pt" officeooo:rsid="001f1184" officeooo:paragraph-rsid="001f1184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fo:font-size="13pt" officeooo:rsid="001f26a3" officeooo:paragraph-rsid="001f26a3" style:font-size-asian="13pt" style:font-size-complex="13pt"/>
    </style:style>
    <style:style style:name="P53" style:family="paragraph" style:parent-style-name="Standard" style:list-style-name="L34">
      <style:paragraph-properties fo:text-align="start" style:justify-single-word="false"/>
      <style:text-properties fo:font-size="13pt" officeooo:rsid="001f26a3" officeooo:paragraph-rsid="001f26a3" style:font-size-asian="13pt" style:font-size-complex="13pt"/>
    </style:style>
    <style:style style:name="P54" style:family="paragraph" style:parent-style-name="Standard">
      <style:paragraph-properties fo:text-align="start" style:justify-single-word="false"/>
      <style:text-properties fo:font-size="13pt" officeooo:rsid="001f26a3" officeooo:paragraph-rsid="002092ae" style:font-size-asian="13pt" style:font-size-complex="13pt"/>
    </style:style>
    <style:style style:name="P55" style:family="paragraph" style:parent-style-name="Standard" style:list-style-name="L35">
      <style:paragraph-properties fo:text-align="start" style:justify-single-word="false"/>
      <style:text-properties fo:font-size="13pt" officeooo:rsid="002092ae" officeooo:paragraph-rsid="002092ae" style:font-size-asian="13pt" style:font-size-complex="13pt"/>
    </style:style>
    <style:style style:name="P56" style:family="paragraph" style:parent-style-name="Standard" style:list-style-name="L26">
      <style:paragraph-properties fo:text-align="start" style:justify-single-word="false"/>
      <style:text-properties fo:font-size="13pt" fo:font-style="italic" officeooo:rsid="001c23e3" officeooo:paragraph-rsid="001c23e3" style:font-size-asian="13pt" style:font-style-asian="italic" style:font-size-complex="13pt" style:font-style-complex="italic"/>
    </style:style>
    <style:style style:name="P57" style:family="paragraph" style:parent-style-name="Standard">
      <style:paragraph-properties fo:text-align="start" style:justify-single-word="false"/>
      <style:text-properties fo:font-size="13pt" fo:font-style="italic" officeooo:rsid="001c23e3" officeooo:paragraph-rsid="001c23e3" style:font-size-asian="13pt" style:font-style-asian="italic" style:font-size-complex="13pt" style:font-style-complex="italic"/>
    </style:style>
    <style:style style:name="P58" style:family="paragraph" style:parent-style-name="Standard" style:list-style-name="L28">
      <style:paragraph-properties fo:text-align="start" style:justify-single-word="false"/>
      <style:text-properties fo:font-size="13pt" fo:font-style="italic" officeooo:rsid="001c23e3" officeooo:paragraph-rsid="001c23e3" style:font-size-asian="13pt" style:font-style-asian="italic" style:font-size-complex="13pt" style:font-style-complex="italic"/>
    </style:style>
    <style:style style:name="P59" style:family="paragraph" style:parent-style-name="Standard" style:list-style-name="L29">
      <style:paragraph-properties fo:text-align="start" style:justify-single-word="false"/>
      <style:text-properties fo:font-size="13pt" fo:font-style="italic" officeooo:rsid="001c23e3" officeooo:paragraph-rsid="001c23e3" style:font-size-asian="13pt" style:font-style-asian="italic" style:font-size-complex="13pt" style:font-style-complex="italic"/>
    </style:style>
    <style:style style:name="P60" style:family="paragraph" style:parent-style-name="Standard" style:list-style-name="L30">
      <style:paragraph-properties fo:text-align="start" style:justify-single-word="false"/>
      <style:text-properties fo:font-size="13pt" fo:font-style="italic" officeooo:rsid="001c23e3" officeooo:paragraph-rsid="001c23e3" style:font-size-asian="13pt" style:font-style-asian="italic" style:font-size-complex="13pt" style:font-style-complex="italic"/>
    </style:style>
    <style:style style:name="P61" style:family="paragraph" style:parent-style-name="Standard" style:list-style-name="L30">
      <style:paragraph-properties fo:text-align="start" style:justify-single-word="false"/>
      <style:text-properties fo:font-size="13pt" fo:font-style="italic" officeooo:rsid="001c23e3" officeooo:paragraph-rsid="001ceb27" style:font-size-asian="13pt" style:font-style-asian="italic" style:font-size-complex="13pt" style:font-style-complex="italic"/>
    </style:style>
    <style:style style:name="P62" style:family="paragraph" style:parent-style-name="Standard" style:list-style-name="L31">
      <style:paragraph-properties fo:text-align="start" style:justify-single-word="false"/>
      <style:text-properties fo:font-size="13pt" fo:font-style="italic" officeooo:rsid="001c23e3" officeooo:paragraph-rsid="001c23e3" style:font-size-asian="13pt" style:font-style-asian="italic" style:font-size-complex="13pt" style:font-style-complex="italic"/>
    </style:style>
    <style:style style:name="P63" style:family="paragraph" style:parent-style-name="Standard" style:list-style-name="L31">
      <style:paragraph-properties fo:text-align="start" style:justify-single-word="false"/>
      <style:text-properties fo:font-size="13pt" fo:font-style="italic" officeooo:rsid="001c23e3" officeooo:paragraph-rsid="001ceb27" style:font-size-asian="13pt" style:font-style-asian="italic" style:font-size-complex="13pt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ize="13pt" fo:font-style="italic" officeooo:rsid="001c23e3" officeooo:paragraph-rsid="001ceb27" style:font-size-asian="13pt" style:font-style-asian="italic" style:font-size-complex="13pt" style:font-style-complex="italic"/>
    </style:style>
    <style:style style:name="P65" style:family="paragraph" style:parent-style-name="Standard" style:list-style-name="L29">
      <style:paragraph-properties fo:text-align="start" style:justify-single-word="false"/>
      <style:text-properties fo:font-size="13pt" fo:font-style="italic" officeooo:rsid="001ceb27" officeooo:paragraph-rsid="001ceb27" style:font-size-asian="13pt" style:font-style-asian="italic" style:font-size-complex="13pt" style:font-style-complex="italic"/>
    </style:style>
    <style:style style:name="P66" style:family="paragraph" style:parent-style-name="Standard" style:list-style-name="L30">
      <style:paragraph-properties fo:text-align="start" style:justify-single-word="false"/>
      <style:text-properties fo:font-size="13pt" fo:font-style="italic" officeooo:rsid="001ceb27" officeooo:paragraph-rsid="001ceb27" style:font-size-asian="13pt" style:font-style-asian="italic" style:font-size-complex="13pt" style:font-style-complex="italic"/>
    </style:style>
    <style:style style:name="P67" style:family="paragraph" style:parent-style-name="Standard" style:list-style-name="L31">
      <style:paragraph-properties fo:text-align="start" style:justify-single-word="false"/>
      <style:text-properties fo:font-size="13pt" fo:font-style="italic" officeooo:rsid="001ceb27" officeooo:paragraph-rsid="001ceb27" style:font-size-asian="13pt" style:font-style-asian="italic" style:font-size-complex="13pt" style:font-style-complex="italic"/>
    </style:style>
    <style:style style:name="P68" style:family="paragraph" style:parent-style-name="Standard">
      <style:text-properties style:text-position="0% 100%" style:font-name="Liberation Serif" fo:font-size="13pt" officeooo:rsid="000c2cd2" officeooo:paragraph-rsid="000a47a5" style:font-size-asian="11.3500003814697pt" style:font-size-complex="13pt"/>
    </style:style>
    <style:style style:name="P69" style:family="paragraph" style:parent-style-name="Standard">
      <style:text-properties style:text-position="0% 100%" style:font-name="Liberation Serif" fo:font-size="13pt" officeooo:rsid="000c2cd2" officeooo:paragraph-rsid="000c2cd2" style:font-size-asian="11.3500003814697pt" style:font-size-complex="13pt"/>
    </style:style>
    <style:style style:name="P70" style:family="paragraph" style:parent-style-name="Standard" style:list-style-name="L4">
      <style:text-properties style:text-position="0% 100%" style:font-name="Liberation Serif" fo:font-size="13pt" officeooo:rsid="000c2cd2" officeooo:paragraph-rsid="000c2cd2" style:font-size-asian="11.3500003814697pt" style:font-size-complex="13pt"/>
    </style:style>
    <style:style style:name="P71" style:family="paragraph" style:parent-style-name="Standard">
      <style:text-properties style:text-position="0% 100%" fo:font-size="13pt" officeooo:rsid="000f4ea0" officeooo:paragraph-rsid="000f4ea0" style:font-size-asian="11.3500003814697pt" style:font-size-complex="13pt"/>
    </style:style>
    <style:style style:name="P72" style:family="paragraph" style:parent-style-name="Standard">
      <style:text-properties style:text-position="0% 100%" fo:font-size="13pt" officeooo:rsid="0010619c" officeooo:paragraph-rsid="0010619c" style:font-size-asian="11.3500003814697pt" style:font-size-complex="13pt"/>
    </style:style>
    <style:style style:name="P73" style:family="paragraph" style:parent-style-name="Standard" style:list-style-name="L9">
      <style:text-properties style:text-position="0% 100%" fo:font-size="13pt" officeooo:rsid="0010619c" officeooo:paragraph-rsid="0010619c" style:font-size-asian="11.3500003814697pt" style:font-size-complex="13pt"/>
    </style:style>
    <style:style style:name="P74" style:family="paragraph" style:parent-style-name="Standard">
      <style:text-properties style:text-position="0% 100%" fo:font-size="13pt" officeooo:rsid="001216b7" officeooo:paragraph-rsid="001216b7" style:font-size-asian="11.3500003814697pt" style:font-size-complex="13pt"/>
    </style:style>
    <style:style style:name="P75" style:family="paragraph" style:parent-style-name="Standard" style:list-style-name="L10">
      <style:text-properties style:text-position="0% 100%" fo:font-size="13pt" officeooo:rsid="001216b7" officeooo:paragraph-rsid="001216b7" style:font-size-asian="11.3500003814697pt" style:font-size-complex="13pt"/>
    </style:style>
    <style:style style:name="P76" style:family="paragraph" style:parent-style-name="Standard" style:list-style-name="L11">
      <style:text-properties style:text-position="0% 100%" fo:font-size="13pt" officeooo:rsid="001216b7" officeooo:paragraph-rsid="001216b7" style:font-size-asian="11.3500003814697pt" style:font-size-complex="13pt"/>
    </style:style>
    <style:style style:name="P77" style:family="paragraph" style:parent-style-name="Standard">
      <style:text-properties style:text-position="0% 100%" fo:font-weight="normal" officeooo:rsid="00127fa9" officeooo:paragraph-rsid="001255da" style:font-weight-asian="normal" style:font-weight-complex="normal"/>
    </style:style>
    <style:style style:name="P78" style:family="paragraph" style:parent-style-name="Standard">
      <style:text-properties style:text-position="0% 100%" fo:font-weight="normal" officeooo:rsid="00127fa9" officeooo:paragraph-rsid="00127fa9" style:font-weight-asian="normal" style:font-weight-complex="normal"/>
    </style:style>
    <style:style style:name="P79" style:family="paragraph" style:parent-style-name="Standard" style:list-style-name="L16">
      <style:text-properties style:text-position="0% 100%" fo:font-weight="normal" officeooo:rsid="00127fa9" officeooo:paragraph-rsid="00127fa9" style:font-weight-asian="normal" style:font-weight-complex="normal"/>
    </style:style>
    <style:style style:name="P80" style:family="paragraph" style:parent-style-name="Standard" style:list-style-name="L17">
      <style:text-properties style:text-position="0% 100%" fo:font-weight="normal" officeooo:rsid="00127fa9" officeooo:paragraph-rsid="00127fa9" style:font-weight-asian="normal" style:font-weight-complex="normal"/>
    </style:style>
    <style:style style:name="P81" style:family="paragraph" style:parent-style-name="Standard">
      <style:text-properties style:text-position="0% 100%" fo:font-weight="normal" officeooo:rsid="001467e0" officeooo:paragraph-rsid="001467e0" style:font-weight-asian="normal" style:font-weight-complex="normal"/>
    </style:style>
    <style:style style:name="P82" style:family="paragraph" style:parent-style-name="Standard" style:list-style-name="L18">
      <style:text-properties style:text-position="0% 100%" fo:font-weight="normal" officeooo:rsid="001467e0" officeooo:paragraph-rsid="001467e0" style:font-weight-asian="normal" style:font-weight-complex="normal"/>
    </style:style>
    <style:style style:name="P83" style:family="paragraph" style:parent-style-name="Standard">
      <style:text-properties style:text-position="0% 100%" fo:font-style="normal" fo:font-weight="normal" officeooo:rsid="001467e0" officeooo:paragraph-rsid="001467e0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text-position="0% 100%" fo:font-style="normal" fo:font-weight="normal" officeooo:rsid="00151407" officeooo:paragraph-rsid="00151407" style:font-style-asian="normal" style:font-weight-asian="normal" style:font-style-complex="normal" style:font-weight-complex="normal"/>
    </style:style>
    <style:style style:name="P85" style:family="paragraph" style:parent-style-name="Standard" style:list-style-name="L19">
      <style:text-properties style:text-position="0% 100%" fo:font-style="normal" fo:font-weight="normal" officeooo:rsid="00151407" officeooo:paragraph-rsid="00151407" style:font-style-asian="normal" style:font-weight-asian="normal" style:font-style-complex="normal" style:font-weight-complex="normal"/>
    </style:style>
    <style:style style:name="P86" style:family="paragraph" style:parent-style-name="Standard" style:list-style-name="L20">
      <style:text-properties style:text-position="0% 100%" fo:font-style="normal" fo:font-weight="normal" officeooo:rsid="00151407" officeooo:paragraph-rsid="00151407" style:font-style-asian="normal" style:font-weight-asian="normal" style:font-style-complex="normal" style:font-weight-complex="normal"/>
    </style:style>
    <style:style style:name="P87" style:family="paragraph" style:parent-style-name="Standard" style:list-style-name="L13">
      <style:text-properties officeooo:rsid="001216b7" officeooo:paragraph-rsid="001216b7"/>
    </style:style>
    <style:style style:name="P88" style:family="paragraph" style:parent-style-name="Standard" style:list-style-name="L14">
      <style:text-properties officeooo:rsid="001255da" officeooo:paragraph-rsid="001255da"/>
    </style:style>
    <style:style style:name="P89" style:family="paragraph" style:parent-style-name="Standard" style:list-style-name="L15">
      <style:text-properties officeooo:rsid="001255da" officeooo:paragraph-rsid="001255da"/>
    </style:style>
    <style:style style:name="P90" style:family="paragraph" style:parent-style-name="Standard" style:list-style-name="L18">
      <style:text-properties officeooo:rsid="001467e0" officeooo:paragraph-rsid="001467e0"/>
    </style:style>
    <style:style style:name="P91" style:family="paragraph" style:parent-style-name="Standard" style:list-style-name="L21">
      <style:text-properties officeooo:rsid="00151407" officeooo:paragraph-rsid="00151407"/>
    </style:style>
    <style:style style:name="P92" style:family="paragraph" style:parent-style-name="Heading_20_2">
      <style:text-properties officeooo:rsid="000878f0" officeooo:paragraph-rsid="000878f0"/>
    </style:style>
    <style:style style:name="P93" style:family="paragraph" style:parent-style-name="Heading_20_2">
      <style:paragraph-properties fo:break-before="page"/>
      <style:text-properties fo:font-size="13pt" officeooo:rsid="000878f0" officeooo:paragraph-rsid="00187533" style:font-size-asian="11.3500003814697pt" style:font-size-complex="13pt"/>
    </style:style>
    <style:style style:name="P94" style:family="paragraph" style:parent-style-name="Heading_20_4">
      <style:text-properties officeooo:rsid="001216b7" officeooo:paragraph-rsid="001216b7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sub 58%" style:font-name="Liberation Serif1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c2cd2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127fa9" style:font-weight-asian="normal" style:font-weight-complex="normal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fo:font-weight="normal" officeooo:rsid="0016113d" style:font-style-asian="normal" style:font-weight-asian="normal" style:font-style-complex="normal" style:font-weight-complex="normal"/>
    </style:style>
    <style:style style:name="T14" style:family="text">
      <style:text-properties officeooo:rsid="000d030f"/>
    </style:style>
    <style:style style:name="T15" style:family="text">
      <style:text-properties officeooo:rsid="000f4ea0"/>
    </style:style>
    <style:style style:name="T16" style:family="text">
      <style:text-properties fo:font-weight="bold" officeooo:rsid="000f4ea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f4ea0" style:font-weight-asian="normal" style:font-weight-complex="normal"/>
    </style:style>
    <style:style style:name="T19" style:family="text">
      <style:text-properties fo:font-weight="normal" officeooo:rsid="00213da6" style:font-weight-asian="normal" style:font-weight-complex="normal"/>
    </style:style>
    <style:style style:name="T20" style:family="text">
      <style:text-properties fo:font-weight="normal" officeooo:rsid="0022783e" style:font-weight-asian="normal" style:font-weight-complex="normal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normal" officeooo:rsid="00127fa9" style:font-weight-asian="normal" style:font-weight-complex="normal"/>
    </style:style>
    <style:style style:name="T23" style:family="text">
      <style:text-properties officeooo:rsid="00187533"/>
    </style:style>
    <style:style style:name="T24" style:family="text">
      <style:text-properties fo:font-size="13pt" fo:font-style="italic" officeooo:rsid="001c23e3" style:font-size-asian="13pt" style:font-style-asian="italic" style:font-size-complex="13pt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ceb27" style:font-style-asian="normal" style:font-style-complex="normal"/>
    </style:style>
    <style:style style:name="T27" style:family="text">
      <style:text-properties style:font-name="Liberation Serif1" fo:font-style="normal" style:font-style-asian="normal" style:font-style-complex="normal"/>
    </style:style>
    <style:style style:name="T28" style:family="text">
      <style:text-properties style:font-name="Liberation Serif1" fo:font-weight="normal" style:font-weight-asian="normal" style:font-weight-complex="normal"/>
    </style:style>
    <style:style style:name="T29" style:family="text">
      <style:text-properties style:font-name="Liberation Serif" fo:font-style="normal" style:font-style-asian="normal" style:font-style-complex="normal"/>
    </style:style>
    <style:style style:name="T3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2092a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2" text:outline-level="2">Foundations of Computational Material Science I</text:h>
      <text:p text:style-name="P1">How can a system of N particles be represented?</text:p>
      <text:list xml:id="list6788191956707914188" text:style-name="L1">
        <text:list-item>
          <text:p text:style-name="P9">As a point in a 6N-dimensional phase space (if particles have 6 degrees of freedom)</text:p>
        </text:list-item>
      </text:list>
      <text:p text:style-name="P1"/>
      <text:p text:style-name="P1"><text:tab/>What are the properties of a point in a 6N-dimensional phase space?</text:p>
      <text:list xml:id="list2890911320413807703" text:style-name="L2">
        <text:list-item>
          <text:p text:style-name="P10">Its trajectory can never self-intersect (deterministic nature)</text:p>
        </text:list-item>
        <text:list-item>
          <text:p text:style-name="P10">If it reaches the same point in the phase space twice it forms a closed loop (periodic motion)</text:p>
        </text:list-item>
      </text:list>
      <text:p text:style-name="P1"/>
      <text:p text:style-name="P2">What does the N-particle density function <text:span text:style-name="T1">ρ</text:span><text:span text:style-name="T3">N</text:span><text:span text:style-name="T6"> tell us?</text:span></text:p>
      <text:list xml:id="list8595267341463884996" text:style-name="L3">
        <text:list-item>
          <text:p text:style-name="P12"><text:span text:style-name="T6">How </text:span><text:span text:style-name="T7">probable the system of the N particles will be at a certain place in the phase space</text:span></text:p>
        </text:list-item>
      </text:list>
      <text:p text:style-name="P68"/>
      <text:p text:style-name="P69">What does Liouville‘s theorem say?</text:p>
      <text:list xml:id="list4397852715563255584" text:style-name="L4">
        <text:list-item>
          <text:p text:style-name="P70">The phase space density is conserved in time (the points in phase space behave like an incompressible fluid)</text:p>
        </text:list-item>
      </text:list>
      <text:p text:style-name="P69"/>
      <text:p text:style-name="P69">How does the Recurrence Theorem work?</text:p>
      <text:list xml:id="list818056568390191665" text:style-name="L5">
        <text:list-item>
          <text:p text:style-name="P13">Phase space of finite volume G <text:span text:style-name="T15">with </text:span><text:span text:style-name="T16">uniform</text:span><text:span text:style-name="T18"> density</text:span></text:p>
        </text:list-item>
        <text:list-item>
          <text:p text:style-name="P13">Sub-volume g</text:p>
          <text:list>
            <text:list-item>
              <text:p text:style-name="P13">Calculate the Volume flow out of g</text:p>
            </text:list-item>
            <text:list-item>
              <text:p text:style-name="P14">the rate r <text:span text:style-name="T14">of this flow </text:span>may be constant in time</text:p>
            </text:list-item>
            <text:list-item>
              <text:p text:style-name="P16">so, the cumulative volume that has flown out at time t is r*t</text:p>
            </text:list-item>
            <text:list-item>
              <text:p text:style-name="P16">f is the fraction that has not returned yet to g (at time t)</text:p>
            </text:list-item>
            <text:list-item>
              <text:p text:style-name="P16">the phase space density is incompressible</text:p>
            </text:list-item>
            <text:list-item>
              <text:p text:style-name="P16">so, f*r*t &lt; G - g &lt; G</text:p>
            </text:list-item>
            <text:list-item>
              <text:p text:style-name="P17">as t goes to infinity f must go to zero</text:p>
            </text:list-item>
          </text:list>
        </text:list-item>
      </text:list>
      <text:p text:style-name="P4"/>
      <text:p text:style-name="P18">What does the Recurrence Theorem say?</text:p>
      <text:list xml:id="list6135192119219356405" text:style-name="L6">
        <text:list-item>
          <text:p text:style-name="P19">That any system in which all states have the same probability will return to its initial value</text:p>
        </text:list-item>
      </text:list>
      <text:p text:style-name="P3"/>
      <text:p text:style-name="P3">To which system does a phase space of uniform density belong to and why?</text:p>
      <text:list xml:id="list3473425619189471861" text:style-name="L7">
        <text:list-item>
          <text:p text:style-name="P15">Microcanonical ensemble</text:p>
        </text:list-item>
        <text:list-item>
          <text:p text:style-name="P23">I don‘t know</text:p>
        </text:list-item>
      </text:list>
      <text:p text:style-name="P1"/>
      <text:p text:style-name="P5">Explain why it is not convenient to make simulation with a 6N-dimensional phase space.</text:p>
      <text:list xml:id="list3791434832765087649" text:style-name="L8">
        <text:list-item>
          <text:p text:style-name="P20">When we only have a resolution of 10 for each degree of freedom (DOF) then the number of possible states is 10<text:span text:style-name="T21">DOFxN</text:span><text:span text:style-name="T5"> where N is the number of particles, which much too large</text:span></text:p>
        </text:list-item>
      </text:list>
      <text:p text:style-name="P71"/>
      <text:p text:style-name="P72">Which approximation is need for the Vlasov equation?</text:p>
      <text:list xml:id="list9149339528267203248" text:style-name="L9">
        <text:list-item>
          <text:p text:style-name="P73">The particles are uncorrelated</text:p>
        </text:list-item>
      </text:list>
      <text:p text:style-name="P72"/>
      <text:p text:style-name="P72"/>
      <text:p text:style-name="P74"><text:soft-page-break/>What are the properties of the Boltzmann equation?</text:p>
      <text:list xml:id="list2918879181509556882" text:style-name="L10">
        <text:list-item>
          <text:p text:style-name="P75">Conservation of energy</text:p>
        </text:list-item>
        <text:list-item>
          <text:p text:style-name="P75">Conservation of momentum</text:p>
        </text:list-item>
        <text:list-item>
          <text:p text:style-name="P75">Time Irreversibility</text:p>
        </text:list-item>
      </text:list>
      <text:p text:style-name="P74"/>
      <text:p text:style-name="P74">Which solution id the stationary solution of the Boltzmann equation?</text:p>
      <text:list xml:id="list4437346930039072562" text:style-name="L11">
        <text:list-item>
          <text:p text:style-name="P76">The Maxwell-Boltzmann distribution</text:p>
        </text:list-item>
      </text:list>
      <text:p text:style-name="P74"/>
      <text:p text:style-name="P74">How are the entropy and the H in Boltzmann‘s H-theorem connected?</text:p>
      <text:list xml:id="list3300465056841297823" text:style-name="L12">
        <text:list-item>
          <text:p text:style-name="P21"><text:span text:style-name="T5">S = -kH + S</text:span><text:span text:style-name="T2">0</text:span><text:span text:style-name="T5"> </text:span></text:p>
        </text:list-item>
      </text:list>
      <text:p text:style-name="P74"/>
      <text:h text:style-name="P94" text:outline-level="4">Quantum Mechanics</text:h>
      <text:p text:style-name="P7">How is the quantum mechanical description of an N-particle system?</text:p>
      <text:list xml:id="list1451837032291907521" text:style-name="L13">
        <text:list-item>
          <text:p text:style-name="P87">System is described by a complex-valued function (wave-function) in 3N-dimensional space</text:p>
        </text:list-item>
        <text:list-item>
          <text:p text:style-name="P87">Physical quantities are represented by linear operators</text:p>
        </text:list-item>
        <text:list-item>
          <text:p text:style-name="P87">The evolution is given by a single PDE (Schrödinger equation)</text:p>
        </text:list-item>
        <text:list-item>
          <text:p text:style-name="P87">The description is statistical </text:p>
        </text:list-item>
      </text:list>
      <text:p text:style-name="P7"/>
      <text:p text:style-name="P8">What are the two possible reasons for non-vanishing correlations of particles in quantum mechanics?</text:p>
      <text:list xml:id="list4867479520041213242" text:style-name="L14">
        <text:list-item>
          <text:p text:style-name="P88">Pair correlations (e.g. Coulomb forces)</text:p>
        </text:list-item>
        <text:list-item>
          <text:p text:style-name="P88">Quantum correlation (e.g. in fermionic systems two particles cannot be at the same place)</text:p>
        </text:list-item>
      </text:list>
      <text:p text:style-name="P8"/>
      <text:p text:style-name="P8">The Schrödinger equation is an equation in a 3N-dimensional space<text:span text:style-name="T17">. Why is this a problem for simulations?</text:span></text:p>
      <text:list xml:id="list4777098878318300313" text:style-name="L15">
        <text:list-item>
          <text:p text:style-name="P89"><text:span text:style-name="T17">Number of variables needed for representing the wave-function in only one dimension M is M</text:span><text:span text:style-name="T22">3N</text:span><text:span text:style-name="T9"> ; this is much too large</text:span></text:p>
        </text:list-item>
      </text:list>
      <text:p text:style-name="P77"/>
      <text:p text:style-name="P78">What is quantum mechanical representation for the Poisson brackets in classical mechanics?</text:p>
      <text:list xml:id="list3898617908948276351" text:style-name="L16">
        <text:list-item>
          <text:p text:style-name="P79">{H, X} <text:s text:c="3"/>&lt;--&gt; <text:s text:c="3"/>i/h [H, X] <text:s/>--&gt; commutator</text:p>
        </text:list-item>
      </text:list>
      <text:p text:style-name="P78"/>
      <text:p text:style-name="P78">What does the Born-Oppenheimer approximation state?</text:p>
      <text:list xml:id="list8961154125060358309" text:style-name="L17">
        <text:list-item>
          <text:p text:style-name="P80">If the electrons are ina given state (typically the ground state) then the nuclei move in a potential which is obtained by evaluating the electron energies as if the nuclei were stationary</text:p>
        </text:list-item>
      </text:list>
      <text:p text:style-name="P78"/>
      <text:p text:style-name="P81">To what does the Born-Oppenheimer approximation lead to?</text:p>
      <text:list xml:id="list2715413621830268711" text:style-name="L18">
        <text:list-item>
          <text:p text:style-name="P90"><text:span text:style-name="T8">Dynamics of </text:span><text:span text:style-name="T10">electrons</text:span><text:span text:style-name="T8"> requires </text:span><text:span text:style-name="T10">quantum mechanical description </text:span><text:span text:style-name="T8">but may be evaluated with the nuclei assumed stationary</text:span></text:p>
        </text:list-item>
        <text:list-item>
          <text:p text:style-name="P90"><text:span text:style-name="T8">This leads to an energy functional which acts as a potential energy surface on which </text:span><text:span text:style-name="T10">nuclei </text:span><text:span text:style-name="T8">move according to </text:span><text:span text:style-name="T10">deterministic </text:span><text:span text:style-name="T8">dynamics</text:span></text:p>
        </text:list-item>
        <text:list-item>
          <text:p text:style-name="P82">The energy functional depends on all nuclei coordinates. Its evaluation requires to solve the Schrödinger equation for all electrons in high-dimensional space. </text:p>
        </text:list-item>
        <text:list-item>
          <text:p text:style-name="P82">This is usually done using high-efficient single-electron densities </text:p>
        </text:list-item>
        <text:list-item>
          <text:p text:style-name="P90"><text:span text:style-name="T8">Determinig the energy surface for all possible nuclear configurations is impossible due to high dimensionality This is why in MD </text:span><text:span text:style-name="T11">ab initio </text:span><text:span text:style-name="T12">simulations one evaluates only the configurations that are visited along a trajectory </text:span></text:p>
        </text:list-item>
      </text:list>
      <text:p text:style-name="P83"/>
      <text:p text:style-name="P83"/>
      <text:p text:style-name="P84"><text:soft-page-break/>What are the properties of the Slater determinant?</text:p>
      <text:list xml:id="list1638815352810340700" text:style-name="L19">
        <text:list-item>
          <text:p text:style-name="P85">It is zero whenever two electrons are in the same quantum state (equal rows)</text:p>
        </text:list-item>
        <text:list-item>
          <text:p text:style-name="P85">It is also zero when two electrons of the same spin are in the same place (equal columns)</text:p>
        </text:list-item>
        <text:list-item>
          <text:p text:style-name="P85">Interchanging two columns amounts two interchanging two electrons which results in multiplying the determinant with -1</text:p>
        </text:list-item>
      </text:list>
      <text:p text:style-name="P84"/>
      <text:p text:style-name="P84">What is the idea of the Hartree-Fock theory?</text:p>
      <text:list xml:id="list438798803682136769" text:style-name="L20">
        <text:list-item>
          <text:p text:style-name="P86">The wave-function of a many-electron system is approximated by a Slater determinant (system of non-interacting particles)</text:p>
        </text:list-item>
      </text:list>
      <text:p text:style-name="P84"/>
      <text:p text:style-name="P84">What is one drawback of the Hartree-Fock approach?</text:p>
      <text:list xml:id="list7570094810077541956" text:style-name="L21">
        <text:list-item>
          <text:p text:style-name="P91"><text:span text:style-name="T12">We need a </text:span><text:span text:style-name="T13">separate</text:span><text:span text:style-name="T12"> equation for every single state</text:span></text:p>
        </text:list-item>
      </text:list>
      <text:p text:style-name="P1"/>
      <text:p text:style-name="P6">What does the theorem of Hohenberg and Kohn say?</text:p>
      <text:list xml:id="list7065840005517023301" text:style-name="L22">
        <text:list-item>
          <text:p text:style-name="P22">The ground state energy of a many-electron system can be written as a functional of the electron density. Thus, the electron density can in principle be determined directly from the corresponding variational principle. </text:p>
        </text:list-item>
      </text:list>
      <text:p text:style-name="P6"/>
      <text:p text:style-name="P6"/>
      <text:p text:style-name="P1"/>
      <text:p text:style-name="P1"/>
      <text:p text:style-name="P1"/>
      <text:p text:style-name="P1"/>
      <text:p text:style-name="P1"/>
      <text:h text:style-name="P93" text:outline-level="2">Foundations of Computational Material Science I<text:span text:style-name="T23">I</text:span></text:h>
      <text:p text:style-name="P41"><text:span text:style-name="T23">U</text:span>nder which conditions can the entropy be derived from the H-Theorem?</text:p>
      <text:list xml:id="list8207517928248641089" text:style-name="L23">
        <text:list-item>
          <text:p text:style-name="P42">Short range interactions</text:p>
        </text:list-item>
        <text:list-item>
          <text:p text:style-name="P43">Dilute gas (not dense)</text:p>
        </text:list-item>
      </text:list>
      <text:p text:style-name="P44"/>
      <text:p text:style-name="P44">How is the Shannon entropy defined?</text:p>
      <text:list xml:id="list4134131854724194106" text:style-name="L24">
        <text:list-item>
          <text:p text:style-name="P45">Outcome i, and probability p, information gain H by determining the variable </text:p>
        </text:list-item>
        <text:list-item>
          <text:p text:style-name="P45"><draw:frame draw:style-name="fr1" draw:name="Object1" text:anchor-type="as-char" svg:y="-0.432cm" svg:width="3.256cm" svg:height="0.86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46"/>
      <text:p text:style-name="P46">How can we reformulate the idea of finding state probabilities that maximize entropy accounting for the Shannon entropy?</text:p>
      <text:list xml:id="list1341035059785248454" text:style-name="L26">
        <text:list-item>
          <text:p text:style-name="P56">What is the set of probabilities that maximze the information gain, i.e. that imply the least set of assumptions about the system? </text:p>
        </text:list-item>
      </text:list>
      <text:p text:style-name="P57"><text:span text:style-name="T25"/></text:p>
      <text:p text:style-name="P57"><text:span text:style-name="T25">How is the Microcanonical ensemble defined?</text:span></text:p>
      <text:list xml:id="list1597209796590385691" text:style-name="L28">
        <text:list-item>
          <text:p text:style-name="P58"><text:span text:style-name="T25">Isolated system</text:span></text:p>
        </text:list-item>
        <text:list-item>
          <text:p text:style-name="P58"><text:span text:style-name="T25">Fixed</text:span></text:p>
          <text:list>
            <text:list-item>
              <text:p text:style-name="P58"><text:span text:style-name="T25">Total Energy</text:span></text:p>
            </text:list-item>
            <text:list-item>
              <text:p text:style-name="P58"><text:span text:style-name="T25">Volume</text:span></text:p>
            </text:list-item>
            <text:list-item>
              <text:p text:style-name="P58"><text:span text:style-name="T25">Number of particles</text:span></text:p>
            </text:list-item>
          </text:list>
        </text:list-item>
      </text:list>
      <text:p text:style-name="P57"><text:span text:style-name="T25"/></text:p>
      <text:p text:style-name="P57"><text:span text:style-name="T25">How is the Canonical ensemble defined </text:span><text:span text:style-name="T26">and what are its Lagrange multipliers</text:span><text:span text:style-name="T25">?</text:span></text:p>
      <text:list xml:id="list374920105205490521" text:style-name="L29">
        <text:list-item>
          <text:p text:style-name="P59"><text:span text:style-name="T25">Total energy fixed on average</text:span></text:p>
        </text:list-item>
        <text:list-item>
          <text:p text:style-name="P59"><text:span text:style-name="T25">Fixed</text:span></text:p>
          <text:list>
            <text:list-item>
              <text:p text:style-name="P59"><text:span text:style-name="T25">Volume</text:span></text:p>
            </text:list-item>
            <text:list-item>
              <text:p text:style-name="P59"><text:span text:style-name="T25">Number of particles</text:span></text:p>
            </text:list-item>
          </text:list>
        </text:list-item>
        <text:list-item>
          <text:p text:style-name="P65"><text:span text:style-name="T25">Lagrange multiplier</text:span></text:p>
          <text:list>
            <text:list-item>
              <text:p text:style-name="P65"><text:span text:style-name="T27">β</text:span><text:span text:style-name="T29">: thermal energy</text:span></text:p>
            </text:list-item>
          </text:list>
        </text:list-item>
      </text:list>
      <text:p text:style-name="P57"><text:span text:style-name="T25"/></text:p>
      <text:p text:style-name="P64"><text:span text:style-name="T25">How is the isobaric-isothermal ensemble defined </text:span><text:span text:style-name="T26">and what are its Lagrange multipliers</text:span><text:span text:style-name="T25">?</text:span></text:p>
      <text:list xml:id="list6007914349480440576" text:style-name="L30">
        <text:list-item>
          <text:p text:style-name="P60"><text:span text:style-name="T25">Total energy and Volume are fixed on average</text:span></text:p>
        </text:list-item>
        <text:list-item>
          <text:p text:style-name="P60"><text:span text:style-name="T25">Fixed</text:span></text:p>
          <text:list>
            <text:list-item>
              <text:p text:style-name="P61"><text:span text:style-name="T25">Number of particles </text:span></text:p>
            </text:list-item>
          </text:list>
        </text:list-item>
        <text:list-item>
          <text:p text:style-name="P66"><text:span text:style-name="T25">Lagrange multiplier</text:span></text:p>
          <text:list>
            <text:list-item>
              <text:p text:style-name="P66"><text:span text:style-name="T27">β</text:span><text:span text:style-name="T29">: thermal energy</text:span></text:p>
            </text:list-item>
            <text:list-item>
              <text:p text:style-name="P66"><text:span text:style-name="T29">p: pressure</text:span></text:p>
            </text:list-item>
          </text:list>
        </text:list-item>
      </text:list>
      <text:p text:style-name="P57"><text:span text:style-name="T25"/></text:p>
      <text:p text:style-name="P64"><text:span text:style-name="T25">How is the Grand Canonical ensemble defined </text:span><text:span text:style-name="T26">and what are its Lagrange multipliers</text:span><text:span text:style-name="T25">?</text:span></text:p>
      <text:list xml:id="list3418582244971427551" text:style-name="L31">
        <text:list-item>
          <text:p text:style-name="P62"><text:span text:style-name="T25">Total energy and Number of Particles are fixed on average</text:span></text:p>
        </text:list-item>
        <text:list-item>
          <text:p text:style-name="P62"><text:span text:style-name="T25">Fixed</text:span></text:p>
          <text:list>
            <text:list-item>
              <text:p text:style-name="P63"><text:span text:style-name="T25">Volume</text:span></text:p>
            </text:list-item>
          </text:list>
        </text:list-item>
        <text:list-item>
          <text:p text:style-name="P67"><text:span text:style-name="T25">Lagrange multiplier</text:span></text:p>
          <text:list>
            <text:list-item>
              <text:p text:style-name="P67"><text:span text:style-name="T27">β</text:span><text:span text:style-name="T29">: thermal energy</text:span></text:p>
            </text:list-item>
            <text:list-item>
              <text:p text:style-name="P67"><text:span text:style-name="T27">μ</text:span><text:span text:style-name="T29">: chemical potential</text:span></text:p>
            </text:list-item>
          </text:list>
        </text:list-item>
      </text:list>
      <text:p text:style-name="P47"><text:soft-page-break/>What can the Partition Function Z in general be used for?</text:p>
      <text:list xml:id="list6988354293314914154" text:style-name="L32">
        <text:list-item>
          <text:p text:style-name="P48">Calculating averages for all kinds of variables (Specific heat, Magnetization, Internal energy, etc.) associated with the microscopic states of the system</text:p>
        </text:list-item>
      </text:list>
      <text:p text:style-name="P47"/>
      <text:p text:style-name="P49">Which ensemble should be used when we want to calculate properties of quantum systems with variable particle number?</text:p>
      <text:list xml:id="list7999059640443232202" text:style-name="L33">
        <text:list-item>
          <text:p text:style-name="P50">Grand Canonical Ensemble</text:p>
        </text:list-item>
      </text:list>
      <text:p text:style-name="P51"/>
      <text:p text:style-name="P52">How is the pressure called that a Fermi gas exerts even at a temperature of 0 Kelvin?</text:p>
      <text:list xml:id="list5592831641672036098" text:style-name="L34">
        <text:list-item>
          <text:p text:style-name="P53">Degeneracy Pressure (entartung, Degenerierung)</text:p>
        </text:list-item>
      </text:list>
      <text:p text:style-name="P52"/>
      <text:p text:style-name="P54"><text:span text:style-name="T33">How can thermodynamic quantities (partition functions, potentials, etc.) be computed for general interacting systems?</text:span></text:p>
      <text:list xml:id="list1859909513776872766" text:style-name="L35">
        <text:list-item>
          <text:p text:style-name="P55">Ergodicity (time average = phase space average --&gt; MD)</text:p>
        </text:list-item>
        <text:list-item>
          <text:p text:style-name="P55">Direct Summation</text:p>
          <text:list>
            <text:list-item>
              <text:p text:style-name="P55">Summing the occupation probabilities in phase space over all states</text:p>
            </text:list-item>
            <text:list-item>
              <text:p text:style-name="P24">Impossible<text:span text:style-name="T17">, due to high dimensionality</text:span></text:p>
            </text:list-item>
          </text:list>
        </text:list-item>
        <text:list-item>
          <text:p text:style-name="P24"><text:span text:style-name="T17">Direct Sampling (MC with random choice of phase space points)</text:span></text:p>
          <text:list>
            <text:list-item>
              <text:p text:style-name="P24">Impossible<text:span text:style-name="T17">, because the really important points in phase space are only a very small fraction</text:span></text:p>
            </text:list-item>
          </text:list>
        </text:list-item>
        <text:list-item>
          <text:p text:style-name="P24"><text:span text:style-name="T17">Weighted Sampling</text:span></text:p>
          <text:list>
            <text:list-item>
              <text:p text:style-name="P24"><text:span text:style-name="T17">Choose states at random but with weighting corresponding to their occupation probability</text:span></text:p>
            </text:list-item>
            <text:list-item>
              <text:p text:style-name="P24"><text:span text:style-name="T17">--&gt; Monte Carlo</text:span></text:p>
            </text:list-item>
          </text:list>
        </text:list-item>
      </text:list>
      <text:p text:style-name="P25"><text:span text:style-name="T17"/></text:p>
      <text:p text:style-name="P26"><text:span text:style-name="T17">Why is the Metropolis algorithm </text:span><text:span text:style-name="T19">with random choice</text:span><text:span text:style-name="T17"> in practice not useful?</text:span></text:p>
      <text:list xml:id="list7545377408544736894" text:style-name="L36">
        <text:list-item>
          <text:p text:style-name="P27"><text:span text:style-name="T17">Because once I found a reasonable low energy state </text:span><text:span text:style-name="T19">most of the randomly chosen states (state 2) have a significant higher energy, so</text:span><text:span text:style-name="T17"> I ending up spending all the time just for unsuccessfully checks of possible transitions </text:span></text:p>
        </text:list-item>
      </text:list>
      <text:p text:style-name="P29"><text:span text:style-name="T17"/></text:p>
      <text:list xml:id="list144332111368935" text:continue-numbering="true" text:style-name="L36">
        <text:list-header>
          <text:p text:style-name="P28"><text:span text:style-name="T17">What is changed in the algorithm to avoid this problem?</text:span></text:p>
          <text:list>
            <text:list-item>
              <text:list>
                <text:list-item>
                  <text:p text:style-name="P28"><text:span text:style-name="T17">Instead of choosing state 2 randomly pick a state which is in the neighbourhood of the current state (So the energy difference will be in general lower)</text:span></text:p>
                </text:list-item>
              </text:list>
            </text:list-item>
          </text:list>
        </text:list-header>
      </text:list>
      <text:p text:style-name="P29"><text:span text:style-name="T17"/></text:p>
      <text:p text:style-name="P30"><text:span text:style-name="T17">What is the definiton of ergodicity in Monte Carlo simulations?</text:span></text:p>
      <text:list xml:id="list8527677198085082961" text:style-name="L37">
        <text:list-item>
          <text:p text:style-name="P31"><text:span text:style-name="T17">The nearest neighbour method converges to the same asymptotic distribution as the random jump method, provided there exist at least one transition chain between each pair of states.</text:span></text:p>
        </text:list-item>
        <text:list-item>
          <text:p text:style-name="P31"><text:span text:style-name="T17">Loser definiton: There exists at least one transition chain which is (at least in principle) accessible within the actual simulation.</text:span></text:p>
        </text:list-item>
      </text:list>
      <text:p text:style-name="P30"><text:span text:style-name="T17"/></text:p>
      <text:p text:style-name="P30"><text:span text:style-name="T17">Which are two possible errors of MC simulations?</text:span></text:p>
      <text:list xml:id="list6353417399087051285" text:style-name="L38">
        <text:list-item>
          <text:p text:style-name="P32"><text:span text:style-name="T17">The initial state may not ba a representative of the ensemble </text:span></text:p>
        </text:list-item>
        <text:list-item>
          <text:p text:style-name="P32"><text:span text:style-name="T17">The initial state is representative but an insufficient region of phase space is sampled</text:span></text:p>
        </text:list-item>
      </text:list>
      <text:p text:style-name="P30"><text:span text:style-name="T17"/></text:p>
      <text:p text:style-name="P30"><text:span text:style-name="T17"/></text:p>
      <text:p text:style-name="P33"><text:soft-page-break/><text:span text:style-name="T20">What is called „statistical inefficiency“ in MC?</text:span></text:p>
      <text:list xml:id="list2908819679673607282" text:style-name="L39">
        <text:list-item>
          <text:p text:style-name="P34"><text:span text:style-name="T17">The real error is larger than the simple sampling error by a factor of </text:span><text:span text:style-name="T17"><draw:frame draw:style-name="fr1" draw:name="Object2" text:anchor-type="as-char" svg:y="-0.739cm" svg:width="1.868cm" svg:height="1.17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34"><text:span text:style-name="T28">τ</text:span><text:span text:style-name="T4">R</text:span><text:span text:style-name="T31">: relaxation time</text:span></text:p>
        </text:list-item>
      </text:list>
      <text:p text:style-name="P35"><text:span text:style-name="T31"/></text:p>
      <text:p text:style-name="P35"><text:span text:style-name="T31">What do correlation length and the relaxation time do near a phase transitions (critical points)?</text:span></text:p>
      <text:list xml:id="list2657563226235626651" text:style-name="L40">
        <text:list-item>
          <text:p text:style-name="P36"><text:span text:style-name="T31">They diverge</text:span></text:p>
        </text:list-item>
      </text:list>
      <text:p text:style-name="P35"><text:span text:style-name="T31"/></text:p>
      <text:p text:style-name="P35"><text:span text:style-name="T31">What are ways to meet the problems at phase transiitons?</text:span></text:p>
      <text:list xml:id="list6071670229381381846" text:style-name="L41">
        <text:list-item>
          <text:p text:style-name="P37"><text:span text:style-name="T31">Simulated annealing (--&gt; quenching)</text:span></text:p>
        </text:list-item>
        <text:list-item>
          <text:p text:style-name="P37"><text:span text:style-name="T31">Replica Exchange Method</text:span></text:p>
        </text:list-item>
      </text:list>
      <text:p text:style-name="P35"><text:span text:style-name="T31"/></text:p>
      <text:p text:style-name="P35"><text:span text:style-name="T31">What needs to be assured in the Replica Exchange Method?</text:span></text:p>
      <text:list xml:id="list3594327006659206663" text:style-name="L42">
        <text:list-item>
          <text:p text:style-name="P38"><text:span text:style-name="T31">That the energy distribution of the different subsystems overlap</text:span></text:p>
        </text:list-item>
        <text:list-item>
          <text:p text:style-name="P39"><text:span text:style-name="T31">The number of subsystems increases with </text:span><text:span text:style-name="T31"><draw:frame draw:style-name="fr1" draw:name="Object3" text:anchor-type="as-char" svg:y="-0.415cm" svg:width="0.804cm" svg:height="0.50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1">with </text:span><text:span text:style-name="T32">N </text:span><text:span text:style-name="T30">number of particles in the whole system</text:span></text:p>
        </text:list-item>
      </text:list>
      <text:p text:style-name="P40"><text:span text:style-name="T30"/></text:p>
      <text:p text:style-name="P40"><text:span text:style-name="T30"/></text:p>
      <text:p text:style-name="P35"><text:span text:style-name="T31"/></text:p>
      <text:p text:style-name="P35"><text:span text:style-name="T31"/></text:p>
      <text:p text:style-name="P47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1:16:02.130399933</meta:creation-date>
    <dc:date>2017-03-24T14:43:31.004133059</dc:date>
    <meta:editing-duration>PT55M59S</meta:editing-duration>
    <meta:editing-cycles>9</meta:editing-cycles>
    <meta:generator>LibreOffice/5.2.6.2$Linux_X86_64 LibreOffice_project/20$Build-2</meta:generator>
    <meta:document-statistic meta:table-count="0" meta:image-count="0" meta:object-count="3" meta:page-count="6" meta:paragraph-count="141" meta:word-count="1486" meta:character-count="8721" meta:non-whitespace-character-count="7458"/>
  </office:meta>
</office:document-meta>
</file>

<file path=Object 1/content.xml><?xml version="1.0" encoding="utf-8"?>
<math xmlns="http://www.w3.org/1998/Math/MathML" display="block">
  <semantics>
    <mrow>
      <mrow>
        <mi>H</mi>
        <mo stretchy="false">=</mo>
        <mrow>
          <mo stretchy="false">−</mo>
          <mrow>
            <munder>
              <mo stretchy="false">∑</mo>
              <mi>i</mi>
            </mund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- sum from i p_i log_2 p_i 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o stretchy="false">+</mo>
          <mfrac>
            <mrow>
              <mn>2</mn>
              <mo stretchy="false">⋅</mo>
              <msub>
                <mi mathvariant="normal">τ</mi>
                <mi>R</mi>
              </msub>
            </mrow>
            <mrow>
              <mi mathvariant="normal">Δ</mi>
              <mi>t</mi>
            </mrow>
          </mfrac>
        </mrow>
      </mrow>
      <mo fence="true" stretchy="true">)</mo>
    </mrow>
    <annotation encoding="StarMath 5.0">left( 1 + {2 cdot %tau_R} over {%DELTA t} right)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 N</annotation>
  </semantics>
</math>
</file>